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B0000002E86100B74.png" manifest:media-type="image/png"/>
  <manifest:file-entry manifest:full-path="Pictures/100000000000010C00000021B445046B.png" manifest:media-type="image/png"/>
  <manifest:file-entry manifest:full-path="Pictures/100000000000027D000000349DF890E1.png" manifest:media-type="image/png"/>
  <manifest:file-entry manifest:full-path="Pictures/100000000000022400000031E1A8E8FF.png" manifest:media-type="image/png"/>
  <manifest:file-entry manifest:full-path="Pictures/100000000000026200000034CF82E7A8.png" manifest:media-type="image/png"/>
  <manifest:file-entry manifest:full-path="Pictures/100000000000027E0000003DA90DE35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s" fo:country="ES" officeooo:rsid="001be69c" officeooo:paragraph-rsid="000604cd"/>
    </style:style>
    <style:style style:name="P2" style:family="paragraph" style:parent-style-name="Standard">
      <style:paragraph-properties fo:text-align="justify" style:justify-single-word="false"/>
      <style:text-properties fo:language="es" fo:country="ES" officeooo:rsid="00070127" officeooo:paragraph-rsid="00070127"/>
    </style:style>
    <style:style style:name="P3" style:family="paragraph" style:parent-style-name="Standard">
      <style:paragraph-properties fo:text-align="justify" style:justify-single-word="false"/>
      <style:text-properties fo:language="es" fo:country="ES" officeooo:rsid="00081bac" officeooo:paragraph-rsid="00081bac"/>
    </style:style>
    <style:style style:name="P4" style:family="paragraph" style:parent-style-name="Standard">
      <style:paragraph-properties fo:text-align="justify" style:justify-single-word="false"/>
      <style:text-properties fo:language="es" fo:country="ES" officeooo:rsid="0009bf10" officeooo:paragraph-rsid="0009bf10"/>
    </style:style>
    <style:style style:name="P5" style:family="paragraph" style:parent-style-name="Standard" style:list-style-name="L1">
      <style:paragraph-properties fo:text-align="justify" style:justify-single-word="false"/>
      <style:text-properties fo:language="es" fo:country="ES" officeooo:rsid="0009bf10" officeooo:paragraph-rsid="0009bf10"/>
    </style:style>
    <style:style style:name="P6" style:family="paragraph" style:parent-style-name="Standard">
      <style:paragraph-properties fo:text-align="justify" style:justify-single-word="false"/>
      <style:text-properties fo:language="es" fo:country="ES" officeooo:rsid="0009bf10" officeooo:paragraph-rsid="0009bf10"/>
    </style:style>
    <style:style style:name="P7" style:family="paragraph" style:parent-style-name="Standard">
      <style:paragraph-properties fo:text-align="justify" style:justify-single-word="false"/>
      <style:text-properties fo:language="es" fo:country="ES" officeooo:rsid="000abc8b" officeooo:paragraph-rsid="000abc8b"/>
    </style:style>
    <style:style style:name="P8" style:family="paragraph" style:parent-style-name="Standard">
      <style:paragraph-properties fo:text-align="justify" style:justify-single-word="false"/>
      <style:text-properties fo:language="es" fo:country="ES" officeooo:rsid="000c7da1" officeooo:paragraph-rsid="000c7da1"/>
    </style:style>
    <style:style style:name="T1" style:family="text">
      <style:text-properties officeooo:rsid="000604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jercicios MPI</text:span> – 13 de Junio de 2015 – Camilo Andrés Rivera Lozano – A00354567 </text:p>
      <text:p text:style-name="P1"/>
      <text:p text:style-name="P2">Ejercicio 2</text:p>
      <text:p text:style-name="P2"/>
      <text:p text:style-name="P2">La instrucción MPI_Get_processor_name obtiene el nombre del procesador o del nodo que ejecuta el proceso. Ya que todos los procesadores o procesos son ejecutados en el mismo computador, para todos aparece el nombre del computador. </text:p>
      <text:p text:style-name="P2"/>
      <text:p text:style-name="P3">Ejercicio 3</text:p>
      <text:p text:style-name="P3"/>
      <text:p text:style-name="P3">Sin importar el número de procesadores el resultado es el mismo, pues dentro del programa está definido que se manda del procesador 0 al 1. El primer argumento del comando Recv indica la dirección donde será guardada la variable.</text:p>
      <text:p text:style-name="P3"/>
      <text:p text:style-name="P4">Ejercicio 6</text:p>
      <text:list xml:id="list9125334666719713577" text:style-name="L1">
        <text:list-item>
          <text:p text:style-name="P5">MPI_Scatter: Envía un mensaje de un proceso a todos los procesos a través de un comunicador</text:p>
          <text:p text:style-name="P5"><draw:frame draw:style-name="fr1" draw:name="Image1" text:anchor-type="paragraph" svg:x="0.3791in" svg:y="0in" svg:width="6.6457in" svg:height="0.6354in" draw:z-index="0"><draw:image xlink:href="Pictures/100000000000027E0000003DA90DE358.png" xlink:type="simple" xlink:show="embed" xlink:actuate="onLoad"/></draw:frame></text:p>
        </text:list-item>
        <text:list-item>
          <text:p text:style-name="P5">MPI_Gather: Junta valores de un grupo de procesos</text:p>
        </text:list-item>
        <text:list-item>
          <text:p text:style-name="P5"><draw:frame draw:style-name="fr1" draw:name="Image2" text:anchor-type="paragraph" svg:x="0.2854in" svg:y="0in" svg:width="6.3543in" svg:height="0.5417in" draw:z-index="1"><draw:image xlink:href="Pictures/100000000000026200000034CF82E7A8.png" xlink:type="simple" xlink:show="embed" xlink:actuate="onLoad"/></draw:frame>MPI_AllReduce: combina el resultado de todos los procesos y distribuye el resultado nuevamente a todos</text:p>
          <text:p text:style-name="P5"><draw:frame draw:style-name="fr2" draw:name="Image3" text:anchor-type="paragraph" svg:width="5.7083in" svg:height="0.5102in" draw:z-index="2"><draw:image xlink:href="Pictures/100000000000022400000031E1A8E8FF.png" xlink:type="simple" xlink:show="embed" xlink:actuate="onLoad"/></draw:frame></text:p>
        </text:list-item>
        <text:list-item>
          <text:p text:style-name="P5">MPI_Allgather: Reúne datos de todas las tareas y redistribuye los datos combinados nuevamente a todas las tareas</text:p>
          <text:p text:style-name="P5"><draw:frame draw:style-name="fr2" draw:name="Image4" text:anchor-type="paragraph" svg:width="6.6354in" svg:height="0.5417in" draw:z-index="3"><draw:image xlink:href="Pictures/100000000000027D000000349DF890E1.png" xlink:type="simple" xlink:show="embed" xlink:actuate="onLoad"/></draw:frame></text:p>
        </text:list-item>
        <text:list-item>
          <text:p text:style-name="P5">MPI_Barrier: Bloquea y espera a que todos los procesos en un comunicador hayan llegado a este punto</text:p>
          <text:p text:style-name="P5"><draw:frame draw:style-name="fr1" draw:name="Image5" text:anchor-type="paragraph" svg:x="2.4602in" svg:y="0in" svg:width="2.7917in" svg:height="0.3437in" draw:z-index="4"><draw:image xlink:href="Pictures/100000000000010C00000021B445046B.png" xlink:type="simple" xlink:show="embed" xlink:actuate="onLoad"/></draw:frame></text:p>
          <text:p text:style-name="P5"/>
        </text:list-item>
        <text:list-item>
          <text:p text:style-name="P5">MPI_Reduce: Reduce el valor en todos los procesos a un sólo valor</text:p>
        </text:list-item>
      </text:list>
      <text:p text:style-name="P4"><draw:frame draw:style-name="fr2" draw:name="Image6" text:anchor-type="paragraph" svg:width="6.6752in" svg:height="0.4492in" draw:z-index="5"><draw:image xlink:href="Pictures/10000000000002AB0000002E86100B74.png" xlink:type="simple" xlink:show="embed" xlink:actuate="onLoad"/></draw:frame></text:p>
      <text:p text:style-name="P4"/>
      <text:p text:style-name="P4"/>
      <text:p text:style-name="P4"/>
      <text:p text:style-name="P4"/>
      <text:p text:style-name="P7"><text:soft-page-break/>Ejercicio 7</text:p>
      <text:p text:style-name="P7"/>
      <text:p text:style-name="P7">Debido a la forma en que fue realizado el algoritmo, el tamaño del vector debe ser un múltiplo entero del número de procesos que se corren (esto es por la estructura del Scatter y el gather debido a que se debe especificar el tamaño que se le asigna a cada proceso). Definitivamente la mejor forma de hacerlo no es con esta función (gather), lo mejor sería realizarlo con un reduce.</text:p>
      <text:p text:style-name="P7"/>
      <text:p text:style-name="P8">Ejercicio 8</text:p>
      <text:p text:style-name="P8"/>
      <text:p text:style-name="P8">Como se dijo en el ejercicio anterior, sí se puede realizar la suma con reduce, remplazando esta función en lugar del gath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3T16:01:03.407835060</meta:creation-date>
    <dc:date>2015-06-26T23:43:51.916416518</dc:date>
    <meta:editing-duration>PT42M11S</meta:editing-duration>
    <meta:editing-cycles>5</meta:editing-cycles>
    <meta:generator>LibreOffice/4.2.8.2$Linux_x86 LibreOffice_project/420m0$Build-2</meta:generator>
    <meta:document-statistic meta:table-count="0" meta:image-count="6" meta:object-count="0" meta:page-count="2" meta:paragraph-count="21" meta:word-count="284" meta:character-count="1630" meta:non-whitespace-character-count="1368"/>
  </office:meta>
</office:document-meta>
</file>